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d57f4" officeooo:paragraph-rsid="000d57f4"/>
    </style:style>
    <style:style style:name="P2" style:family="paragraph" style:parent-style-name="Standard">
      <style:paragraph-properties style:line-height-at-least="0.503cm"/>
      <style:text-properties fo:color="#d4d4d4" loext:opacity="100%" style:font-name="Consolas" fo:font-size="10.5pt" fo:font-weight="normal" fo:background-color="#1e1e1e"/>
    </style:style>
    <style:style style:name="P3" style:family="paragraph" style:parent-style-name="Standard">
      <style:text-properties fo:color="#d4d4d4" loext:opacity="100%" style:font-name="Consolas" fo:font-size="10.5pt" fo:font-weight="normal" officeooo:rsid="000d57f4" officeooo:paragraph-rsid="000d57f4" fo:background-color="#1e1e1e"/>
    </style:style>
    <style:style style:name="P4" style:family="paragraph" style:parent-style-name="Standard">
      <style:text-properties fo:color="#d4d4d4" loext:opacity="100%" style:font-name="Consolas" fo:font-size="10.5pt" fo:font-weight="normal" officeooo:rsid="0010ad7f" officeooo:paragraph-rsid="0010ad7f" fo:background-color="#1e1e1e"/>
    </style:style>
    <style:style style:name="P5" style:family="paragraph" style:parent-style-name="Standard">
      <style:text-properties fo:color="#d4d4d4" loext:opacity="100%" style:font-name="Consolas" fo:font-size="10.5pt" fo:font-weight="normal" officeooo:rsid="0012bead" officeooo:paragraph-rsid="0012bead" fo:background-color="#1e1e1e"/>
    </style:style>
    <style:style style:name="P6" style:family="paragraph" style:parent-style-name="Standard">
      <style:text-properties fo:color="#d4d4d4" loext:opacity="100%" style:font-name="Consolas" fo:font-size="10.5pt" fo:font-weight="normal" officeooo:rsid="001319e8" officeooo:paragraph-rsid="001319e8" fo:background-color="#1e1e1e"/>
    </style:style>
    <style:style style:name="P7" style:family="paragraph" style:parent-style-name="Standard">
      <style:paragraph-properties style:line-height-at-least="0.503cm"/>
      <style:text-properties fo:color="#d4d4d4" loext:opacity="100%" fo:background-color="#1e1e1e"/>
    </style:style>
    <style:style style:name="P8" style:family="paragraph" style:parent-style-name="Standard">
      <style:text-properties fo:color="#d4d4d4" loext:opacity="100%" officeooo:rsid="0012bead" officeooo:paragraph-rsid="0012bead" fo:background-color="#1e1e1e"/>
    </style:style>
    <style:style style:name="P9" style:family="paragraph" style:parent-style-name="Standard">
      <style:text-properties fo:color="#d4d4d4" loext:opacity="100%" officeooo:rsid="001319e8" officeooo:paragraph-rsid="001319e8" fo:background-color="#1e1e1e"/>
    </style:style>
    <style:style style:name="P10" style:family="paragraph" style:parent-style-name="Standard">
      <style:paragraph-properties style:line-height-at-least="0.503cm"/>
    </style:style>
    <style:style style:name="P11" style:family="paragraph" style:parent-style-name="Standard">
      <style:text-properties officeooo:rsid="000f248b" officeooo:paragraph-rsid="000f248b"/>
    </style:style>
    <style:style style:name="P12" style:family="paragraph" style:parent-style-name="Standard">
      <style:text-properties officeooo:rsid="0010ad7f" officeooo:paragraph-rsid="0010ad7f"/>
    </style:style>
    <style:style style:name="P13" style:family="paragraph" style:parent-style-name="Standard">
      <style:text-properties fo:color="#6a9955" loext:opacity="100%" style:font-name="Consolas" fo:font-size="10.5pt" fo:font-weight="normal" officeooo:rsid="0010ad7f" officeooo:paragraph-rsid="0010ad7f" fo:background-color="#1e1e1e"/>
    </style:style>
    <style:style style:name="P14" style:family="paragraph" style:parent-style-name="Standard">
      <style:text-properties officeooo:rsid="00110628" officeooo:paragraph-rsid="00110628"/>
    </style:style>
    <style:style style:name="P15" style:family="paragraph" style:parent-style-name="Standard">
      <style:text-properties officeooo:rsid="001255c9" officeooo:paragraph-rsid="001255c9"/>
    </style:style>
    <style:style style:name="P16" style:family="paragraph" style:parent-style-name="Standard">
      <style:text-properties officeooo:rsid="0012bead" officeooo:paragraph-rsid="0012bead"/>
    </style:style>
    <style:style style:name="P17" style:family="paragraph" style:parent-style-name="Standard">
      <style:text-properties officeooo:rsid="001319e8" officeooo:paragraph-rsid="001319e8"/>
    </style:style>
    <style:style style:name="P18" style:family="paragraph" style:parent-style-name="Standard">
      <style:paragraph-properties fo:margin-top="0cm" fo:margin-bottom="0.499cm" style:contextual-spacing="false" style:line-height-at-least="0.503cm"/>
      <style:text-properties fo:color="#d4d4d4" loext:opacity="100%" style:font-name="Consolas" fo:font-size="10.5pt" fo:font-weight="normal" fo:background-color="#1e1e1e"/>
    </style:style>
    <style:style style:name="P19" style:family="paragraph" style:parent-style-name="Standard">
      <style:text-properties officeooo:rsid="001633b4" officeooo:paragraph-rsid="001633b4"/>
    </style:style>
    <style:style style:name="P20" style:family="paragraph" style:parent-style-name="Standard">
      <style:paragraph-properties style:line-height-at-least="0.503cm"/>
      <style:text-properties fo:color="#d4d4d4" loext:opacity="100%" fo:background-color="#1e1e1e"/>
    </style:style>
    <style:style style:name="P21" style:family="paragraph" style:parent-style-name="Standard">
      <style:text-properties fo:color="#d4d4d4" loext:opacity="100%" officeooo:rsid="001633b4" officeooo:paragraph-rsid="001633b4" fo:background-color="#1e1e1e"/>
    </style:style>
    <style:style style:name="P22" style:family="paragraph" style:parent-style-name="Standard">
      <style:paragraph-properties style:line-height-at-least="0.503cm"/>
      <style:text-properties fo:color="#d4d4d4" loext:opacity="100%" style:font-name="Consolas" fo:font-size="10.5pt" fo:font-weight="normal" fo:background-color="#1e1e1e"/>
    </style:style>
    <style:style style:name="P23" style:family="paragraph" style:parent-style-name="Standard">
      <style:text-properties fo:color="#d4d4d4" loext:opacity="100%" style:font-name="Consolas" fo:font-size="10.5pt" fo:font-weight="normal" officeooo:rsid="001633b4" officeooo:paragraph-rsid="001633b4" fo:background-color="#1e1e1e"/>
    </style:style>
    <style:style style:name="P24" style:family="paragraph" style:parent-style-name="Standard">
      <style:paragraph-properties style:line-height-at-least="0.503cm"/>
    </style:style>
    <style:style style:name="P25" style:family="paragraph" style:parent-style-name="Standard">
      <style:text-properties officeooo:rsid="00168467" officeooo:paragraph-rsid="00168467"/>
    </style:style>
    <style:style style:name="P26" style:family="paragraph" style:parent-style-name="Standard">
      <style:text-properties officeooo:rsid="001a2048" officeooo:paragraph-rsid="001a2048"/>
    </style:style>
    <style:style style:name="P27" style:family="paragraph" style:parent-style-name="Standard">
      <style:text-properties officeooo:rsid="001a6bea" officeooo:paragraph-rsid="001a6bea"/>
    </style:style>
    <style:style style:name="P28" style:family="paragraph" style:parent-style-name="Standard">
      <style:text-properties officeooo:rsid="001cac1b" officeooo:paragraph-rsid="001cac1b"/>
    </style:style>
    <style:style style:name="T1" style:family="text">
      <style:text-properties fo:color="#808080" loext:opacity="100%"/>
    </style:style>
    <style:style style:name="T2" style:family="text">
      <style:text-properties fo:color="#808080" loext:opacity="100%" style:font-name="Consolas" fo:font-size="10.5pt" fo:font-weight="normal"/>
    </style:style>
    <style:style style:name="T3" style:family="text">
      <style:text-properties fo:color="#569cd6" loext:opacity="100%"/>
    </style:style>
    <style:style style:name="T4" style:family="text">
      <style:text-properties fo:color="#569cd6" loext:opacity="100%" style:font-name="Consolas" fo:font-size="10.5pt" fo:font-weight="normal"/>
    </style:style>
    <style:style style:name="T5" style:family="text">
      <style:text-properties fo:color="#9cdcfe" loext:opacity="100%"/>
    </style:style>
    <style:style style:name="T6" style:family="text">
      <style:text-properties fo:color="#9cdcfe" loext:opacity="100%" style:font-name="Consolas" fo:font-size="10.5pt" fo:font-weight="normal"/>
    </style:style>
    <style:style style:name="T7" style:family="text">
      <style:text-properties fo:color="#ce9178" loext:opacity="100%"/>
    </style:style>
    <style:style style:name="T8" style:family="text">
      <style:text-properties fo:color="#ce9178" loext:opacity="100%" style:font-name="Consolas" fo:font-size="10.5pt" fo:font-weight="normal"/>
    </style:style>
    <style:style style:name="T9" style:family="text">
      <style:text-properties style:font-name="Consolas" fo:font-size="10.5pt" fo:font-weight="normal"/>
    </style:style>
    <style:style style:name="T10" style:family="text">
      <style:text-properties fo:color="#dcdcaa" loext:opacity="100%"/>
    </style:style>
    <style:style style:name="T11" style:family="text">
      <style:text-properties fo:color="#dcdcaa" loext:opacity="100%" style:font-name="Consolas" fo:font-size="10.5pt" fo:font-weight="normal"/>
    </style:style>
    <style:style style:name="T12" style:family="text">
      <style:text-properties officeooo:rsid="0010ad7f"/>
    </style:style>
    <style:style style:name="T13" style:family="text">
      <style:text-properties fo:color="#4ec9b0" loext:opacity="100%"/>
    </style:style>
    <style:style style:name="T14" style:family="text">
      <style:text-properties fo:color="#6a9955" loext:opacity="100%" style:font-name="Consolas" fo:font-size="10.5pt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reo project</text:p>
      <text:p text:style-name="Standard"><text:s/>composer create-project --prefer-dist laravel/laravel laravel8livewire</text:p>
      <text:p text:style-name="Standard"/>
      <text:p text:style-name="P1">installo livewire</text:p>
      <text:p text:style-name="P1"/>
      <text:p text:style-name="P1">composer require livewire/livewire</text:p>
      <text:p text:style-name="P1"/>
      <text:p text:style-name="P1">dentro project creo layouts/app.blade.php e creo strutura base di livewire</text:p>
      <text:p text:style-name="P1"/>
      <text:p text:style-name="P3"><text:span text:style-name="T1">&lt;</text:span><text:span text:style-name="T3">html</text:span> <text:span text:style-name="T5">lang</text:span>=<text:span text:style-name="T7">"en"</text:span><text:span text:style-name="T1">&gt;</text:span></text:p>
      <text:p text:style-name="P2"><text:span text:style-name="T1">&lt;</text:span><text:span text:style-name="T3">head</text:span><text:span text:style-name="T1">&gt;</text:span></text:p>
      <text:p text:style-name="P7">    <text:span text:style-name="T2">&lt;</text:span><text:span text:style-name="T4">meta</text:span><text:span text:style-name="T9"> </text:span><text:span text:style-name="T6">charset</text:span><text:span text:style-name="T9">=</text:span><text:span text:style-name="T8">"UTF-8"</text:span><text:span text:style-name="T2">&gt;</text:span></text:p>
      <text:p text:style-name="P7">    <text:span text:style-name="T2">&lt;</text:span><text:span text:style-name="T4">meta</text:span><text:span text:style-name="T9"> </text:span><text:span text:style-name="T6">name</text:span><text:span text:style-name="T9">=</text:span><text:span text:style-name="T8">"viewport"</text:span><text:span text:style-name="T9"> </text:span><text:span text:style-name="T6">content</text:span><text:span text:style-name="T9">=</text:span><text:span text:style-name="T8">"width=device-width, initial-scale=1.0"</text:span><text:span text:style-name="T2">&gt;</text:span></text:p>
      <text:p text:style-name="P7">    <text:span text:style-name="T2">&lt;</text:span><text:span text:style-name="T4">meta</text:span><text:span text:style-name="T9"> </text:span><text:span text:style-name="T6">http-equiv</text:span><text:span text:style-name="T9">=</text:span><text:span text:style-name="T8">"X-UA-Compatible"</text:span><text:span text:style-name="T9"> </text:span><text:span text:style-name="T6">content</text:span><text:span text:style-name="T9">=</text:span><text:span text:style-name="T8">"ie=edge"</text:span><text:span text:style-name="T2">&gt;</text:span></text:p>
      <text:p text:style-name="P7">    <text:span text:style-name="T2">&lt;</text:span><text:span text:style-name="T4">title</text:span><text:span text:style-name="T2">&gt;</text:span><text:span text:style-name="T9">LiveWire Project</text:span><text:span text:style-name="T2">&lt;/</text:span><text:span text:style-name="T4">title</text:span><text:span text:style-name="T2">&gt;</text:span></text:p>
      <text:p text:style-name="P7">    <text:span text:style-name="T4">@livewireStyles</text:span></text:p>
      <text:p text:style-name="P2"><text:span text:style-name="T1">&lt;/</text:span><text:span text:style-name="T3">head</text:span><text:span text:style-name="T1">&gt;</text:span></text:p>
      <text:p text:style-name="P2"><text:span text:style-name="T1">&lt;</text:span><text:span text:style-name="T3">body</text:span><text:span text:style-name="T1">&gt;</text:span></text:p>
      <text:p text:style-name="P7">    </text:p>
      <text:p text:style-name="P7">    <text:span text:style-name="T11">{{</text:span><text:span text:style-name="T9"> </text:span><text:span text:style-name="T6">$slot</text:span><text:span text:style-name="T9"> </text:span><text:span text:style-name="T11">}}</text:span></text:p>
      <text:p text:style-name="P10"/>
      <text:p text:style-name="P7">    <text:span text:style-name="T4">@livewireScripts</text:span></text:p>
      <text:p text:style-name="P2"><text:span text:style-name="T1">&lt;/</text:span><text:span text:style-name="T3">body</text:span><text:span text:style-name="T1">&gt;</text:span></text:p>
      <text:p text:style-name="P2"><text:span text:style-name="T1">&lt;/</text:span><text:span text:style-name="T3">html</text:span><text:span text:style-name="T1">&gt;</text:span></text:p>
      <text:p text:style-name="P1"/>
      <text:p text:style-name="P11">Creazione Components</text:p>
      <text:p text:style-name="P11"/>
      <text:p text:style-name="P11">php artisan make:livewire Post</text:p>
      <text:p text:style-name="P11"/>
      <text:p text:style-name="P11">cosi creo <text:span text:style-name="T12">blade del component</text:span> views/livewire/post.blade.php <text:span text:style-name="T12">e controller del component http/livewire/post.php</text:span></text:p>
      <text:p text:style-name="P11"/>
      <text:p text:style-name="P12">dentro web.php stabilisco rotta e importo controller per visualizzare component</text:p>
      <text:p text:style-name="P12"/>
      <text:p text:style-name="P4"><text:span text:style-name="T3">use</text:span> App\Http\Livewire\<text:span text:style-name="T13">Post</text:span>;</text:p>
      <text:p text:style-name="P12"/>
      <text:p text:style-name="P13">// Rotta component</text:p>
      <text:p text:style-name="P2"><text:span text:style-name="T13">Route</text:span>::<text:span text:style-name="T10">get</text:span>(<text:span text:style-name="T7">'/post'</text:span>,<text:span text:style-name="T13">Post</text:span>::<text:span text:style-name="T3">class</text:span>);</text:p>
      <text:p text:style-name="P12"/>
      <text:p text:style-name="P14">si possono creare file senza blade resi dentro controller del component</text:p>
      <text:p text:style-name="P14">php artisan make:livewire User –inline</text:p>
      <text:p text:style-name="P14"/>
      <text:p text:style-name="P15">per usare dentro blade includo i file css e js di livewire</text:p>
      <text:p text:style-name="P15">@livewireStyle e @livewireScripts style nella testa come file css normale e script prima del bosy come file js normale e dentro blade includo @livewire(‘nomecomponent’)</text:p>
      <text:p text:style-name="P15"/>
      <text:p text:style-name="P16">passare dati al component da adress</text:p>
      <text:p text:style-name="P16"/>
      <text:p text:style-name="P16">dentro rotta aggiungo il nome della variabile che accetto dopoendpoint con? Altrimenti se nome é nullo ottengo error</text:p>
      <text:p text:style-name="P16"/>
      <text:p text:style-name="P5"><text:span text:style-name="T13">Route</text:span>::<text:span text:style-name="T10">get</text:span>(<text:span text:style-name="T7">'/home/{name?}'</text:span>,<text:span text:style-name="T13">Home</text:span>::<text:span text:style-name="T3">class</text:span>);</text:p>
      <text:p text:style-name="P16"><text:soft-page-break/>dentro controller del component home in questo caso</text:p>
      <text:p text:style-name="P16"/>
      <text:p text:style-name="P8">    <text:span text:style-name="T4">public</text:span><text:span text:style-name="T9"> </text:span><text:span text:style-name="T6">$name</text:span><text:span text:style-name="T9">;</text:span></text:p>
      <text:p text:style-name="P10"/>
      <text:p text:style-name="P7">    <text:span text:style-name="T4">public</text:span><text:span text:style-name="T9"> </text:span><text:span text:style-name="T4">function</text:span><text:span text:style-name="T9"> </text:span><text:span text:style-name="T11">mount</text:span><text:span text:style-name="T9">(</text:span><text:span text:style-name="T6">$name</text:span><text:span text:style-name="T9">=</text:span><text:span text:style-name="T4">null</text:span><text:span text:style-name="T9">)</text:span></text:p>
      <text:p text:style-name="P7">    <text:span text:style-name="T9">{</text:span></text:p>
      <text:p text:style-name="P7">        <text:span text:style-name="T4">$this</text:span><text:span text:style-name="T9">-&gt;</text:span><text:span text:style-name="T6">name</text:span><text:span text:style-name="T9"> = </text:span><text:span text:style-name="T6">$name</text:span><text:span text:style-name="T9">;</text:span></text:p>
      <text:p text:style-name="P7">    <text:span text:style-name="T9">}</text:span></text:p>
      <text:p text:style-name="P16"/>
      <text:p text:style-name="P17">passare dati da blade a controller</text:p>
      <text:p text:style-name="P17"/>
      <text:p text:style-name="P17">dentro la blade aggiungo wire:model=”nome_variabile” da dove voglio raccogliere i dati</text:p>
      <text:p text:style-name="P17"/>
      <text:p text:style-name="P6"><text:span text:style-name="T1">&lt;</text:span><text:span text:style-name="T3">div</text:span><text:span text:style-name="T1">&gt;</text:span></text:p>
      <text:p text:style-name="P7">    <text:span text:style-name="T9">Name: </text:span><text:span text:style-name="T2">&lt;</text:span><text:span text:style-name="T4">br</text:span><text:span text:style-name="T2">&gt;</text:span></text:p>
      <text:p text:style-name="P7">    <text:span text:style-name="T2">&lt;</text:span><text:span text:style-name="T4">input</text:span><text:span text:style-name="T9"> </text:span><text:span text:style-name="T6">wire:model.debounce.1000ms</text:span><text:span text:style-name="T9">=</text:span><text:span text:style-name="T8">"name"</text:span><text:span text:style-name="T9"> </text:span><text:span text:style-name="T6">type</text:span><text:span text:style-name="T9">=</text:span><text:span text:style-name="T8">"text"</text:span><text:span text:style-name="T2">/&gt;</text:span><text:span text:style-name="T9"> </text:span><text:span text:style-name="T2">&lt;</text:span><text:span text:style-name="T4">br</text:span><text:span text:style-name="T2">&gt;</text:span></text:p>
      <text:p text:style-name="P10"/>
      <text:p text:style-name="P7">    <text:span text:style-name="T9">Message: </text:span><text:span text:style-name="T2">&lt;</text:span><text:span text:style-name="T4">br</text:span><text:span text:style-name="T2">&gt;</text:span></text:p>
      <text:p text:style-name="P7">    <text:span text:style-name="T2">&lt;</text:span><text:span text:style-name="T4">textarea</text:span><text:span text:style-name="T9"> </text:span><text:span text:style-name="T6">wire:model</text:span><text:span text:style-name="T9">=</text:span><text:span text:style-name="T8">"message"</text:span><text:span text:style-name="T2">&gt;&lt;/</text:span><text:span text:style-name="T4">textarea</text:span><text:span text:style-name="T2">&gt;&lt;</text:span><text:span text:style-name="T4">br</text:span><text:span text:style-name="T2">&gt;</text:span></text:p>
      <text:p text:style-name="P10"/>
      <text:p text:style-name="P7">    <text:span text:style-name="T9">Marital Status: </text:span><text:span text:style-name="T2">&lt;</text:span><text:span text:style-name="T4">br</text:span><text:span text:style-name="T2">&gt;</text:span></text:p>
      <text:p text:style-name="P7">    <text:span text:style-name="T9">Single </text:span><text:span text:style-name="T2">&lt;</text:span><text:span text:style-name="T4">input</text:span><text:span text:style-name="T9"> </text:span><text:span text:style-name="T6">wire:model</text:span><text:span text:style-name="T9">=</text:span><text:span text:style-name="T8">"marital_status"</text:span><text:span text:style-name="T9"> </text:span><text:span text:style-name="T6">type</text:span><text:span text:style-name="T9">=</text:span><text:span text:style-name="T8">"radio"</text:span><text:span text:style-name="T9"> </text:span><text:span text:style-name="T6">value</text:span><text:span text:style-name="T9">=</text:span><text:span text:style-name="T8">"Single"</text:span><text:span text:style-name="T2">&gt;</text:span></text:p>
      <text:p text:style-name="P7">    <text:span text:style-name="T9">Married </text:span><text:span text:style-name="T2">&lt;</text:span><text:span text:style-name="T4">input</text:span><text:span text:style-name="T9"> </text:span><text:span text:style-name="T6">wire:model</text:span><text:span text:style-name="T9">=</text:span><text:span text:style-name="T8">"marital_status"</text:span><text:span text:style-name="T9"> </text:span><text:span text:style-name="T6">type</text:span><text:span text:style-name="T9">=</text:span><text:span text:style-name="T8">"radio"</text:span><text:span text:style-name="T9"> </text:span><text:span text:style-name="T6">value</text:span><text:span text:style-name="T9">=</text:span><text:span text:style-name="T8">"Married"</text:span><text:span text:style-name="T2">&gt;</text:span></text:p>
      <text:p text:style-name="P10"/>
      <text:p text:style-name="P7">    <text:span text:style-name="T9">Favourite Color: </text:span><text:span text:style-name="T2">&lt;</text:span><text:span text:style-name="T4">br</text:span><text:span text:style-name="T2">&gt;</text:span></text:p>
      <text:p text:style-name="P10"/>
      <text:p text:style-name="P7">    <text:span text:style-name="T9">Red </text:span><text:span text:style-name="T2">&lt;</text:span><text:span text:style-name="T4">input</text:span><text:span text:style-name="T9"> </text:span><text:span text:style-name="T6">wire:model</text:span><text:span text:style-name="T9">=</text:span><text:span text:style-name="T8">"colors"</text:span><text:span text:style-name="T9"> </text:span><text:span text:style-name="T6">type</text:span><text:span text:style-name="T9">=</text:span><text:span text:style-name="T8">"checkbox"</text:span><text:span text:style-name="T9"> </text:span><text:span text:style-name="T6">value</text:span><text:span text:style-name="T9">=</text:span><text:span text:style-name="T8">"Red"</text:span><text:span text:style-name="T2">&gt;&lt;</text:span><text:span text:style-name="T4">br</text:span><text:span text:style-name="T2">&gt;</text:span></text:p>
      <text:p text:style-name="P7">    <text:span text:style-name="T9">Green </text:span><text:span text:style-name="T2">&lt;</text:span><text:span text:style-name="T4">input</text:span><text:span text:style-name="T9"> </text:span><text:span text:style-name="T6">wire:model</text:span><text:span text:style-name="T9">=</text:span><text:span text:style-name="T8">"colors"</text:span><text:span text:style-name="T9"> </text:span><text:span text:style-name="T6">type</text:span><text:span text:style-name="T9">=</text:span><text:span text:style-name="T8">"checkbox"</text:span><text:span text:style-name="T9"> </text:span><text:span text:style-name="T6">value</text:span><text:span text:style-name="T9">=</text:span><text:span text:style-name="T8">"Green"</text:span><text:span text:style-name="T2">&gt;&lt;</text:span><text:span text:style-name="T4">br</text:span><text:span text:style-name="T2">&gt;</text:span></text:p>
      <text:p text:style-name="P7">    <text:span text:style-name="T9">Blue </text:span><text:span text:style-name="T2">&lt;</text:span><text:span text:style-name="T4">input</text:span><text:span text:style-name="T9"> </text:span><text:span text:style-name="T6">wire:model</text:span><text:span text:style-name="T9">=</text:span><text:span text:style-name="T8">"colors"</text:span><text:span text:style-name="T9"> </text:span><text:span text:style-name="T6">type</text:span><text:span text:style-name="T9">=</text:span><text:span text:style-name="T8">"checkbox"</text:span><text:span text:style-name="T9"> </text:span><text:span text:style-name="T6">value</text:span><text:span text:style-name="T9">=</text:span><text:span text:style-name="T8">"Blue"</text:span><text:span text:style-name="T2">&gt;&lt;</text:span><text:span text:style-name="T4">br</text:span><text:span text:style-name="T2">&gt;</text:span></text:p>
      <text:p text:style-name="P10"/>
      <text:p text:style-name="P7">    <text:span text:style-name="T9">Favourite Fruit: </text:span><text:span text:style-name="T2">&lt;</text:span><text:span text:style-name="T4">br</text:span><text:span text:style-name="T2">&gt;</text:span></text:p>
      <text:p text:style-name="P7">    <text:span text:style-name="T2">&lt;</text:span><text:span text:style-name="T4">select</text:span><text:span text:style-name="T9"> </text:span><text:span text:style-name="T6">wire:model</text:span><text:span text:style-name="T9">=</text:span><text:span text:style-name="T8">"fruit"</text:span><text:span text:style-name="T2">&gt;</text:span></text:p>
      <text:p text:style-name="P7">        <text:span text:style-name="T2">&lt;</text:span><text:span text:style-name="T4">option</text:span><text:span text:style-name="T9"> </text:span><text:span text:style-name="T6">value</text:span><text:span text:style-name="T9">=</text:span><text:span text:style-name="T8">""</text:span><text:span text:style-name="T2">&gt;</text:span><text:span text:style-name="T9">Select Fruit</text:span><text:span text:style-name="T2">&lt;/</text:span><text:span text:style-name="T4">option</text:span><text:span text:style-name="T2">&gt;</text:span></text:p>
      <text:p text:style-name="P7">        <text:span text:style-name="T2">&lt;</text:span><text:span text:style-name="T4">option</text:span><text:span text:style-name="T9"> </text:span><text:span text:style-name="T6">value</text:span><text:span text:style-name="T9">=</text:span><text:span text:style-name="T8">"Apple"</text:span><text:span text:style-name="T2">&gt;</text:span><text:span text:style-name="T9">Apple</text:span><text:span text:style-name="T2">&lt;/</text:span><text:span text:style-name="T4">option</text:span><text:span text:style-name="T2">&gt;</text:span></text:p>
      <text:p text:style-name="P7">        <text:span text:style-name="T2">&lt;</text:span><text:span text:style-name="T4">option</text:span><text:span text:style-name="T9"> </text:span><text:span text:style-name="T6">value</text:span><text:span text:style-name="T9">=</text:span><text:span text:style-name="T8">"Mango"</text:span><text:span text:style-name="T2">&gt;</text:span><text:span text:style-name="T9">Mango</text:span><text:span text:style-name="T2">&lt;/</text:span><text:span text:style-name="T4">option</text:span><text:span text:style-name="T2">&gt;</text:span></text:p>
      <text:p text:style-name="P7">        <text:span text:style-name="T2">&lt;</text:span><text:span text:style-name="T4">option</text:span><text:span text:style-name="T9"> </text:span><text:span text:style-name="T6">value</text:span><text:span text:style-name="T9">=</text:span><text:span text:style-name="T8">"Banana"</text:span><text:span text:style-name="T2">&gt;</text:span><text:span text:style-name="T9">Banana</text:span><text:span text:style-name="T2">&lt;/</text:span><text:span text:style-name="T4">option</text:span><text:span text:style-name="T2">&gt;</text:span></text:p>
      <text:p text:style-name="P7">    <text:span text:style-name="T2">&lt;/</text:span><text:span text:style-name="T4">select</text:span><text:span text:style-name="T2">&gt;</text:span></text:p>
      <text:p text:style-name="P18"><text:line-break/></text:p>
      <text:p text:style-name="P7">    <text:span text:style-name="T2">&lt;</text:span><text:span text:style-name="T4">hr</text:span><text:span text:style-name="T2">&gt;</text:span></text:p>
      <text:p text:style-name="P7">    <text:span text:style-name="T9">Name: </text:span><text:span text:style-name="T11">{{</text:span><text:span text:style-name="T9"> </text:span><text:span text:style-name="T6">$name</text:span><text:span text:style-name="T9"> </text:span><text:span text:style-name="T11">}}</text:span><text:span text:style-name="T9"> </text:span><text:span text:style-name="T2">&lt;</text:span><text:span text:style-name="T4">br</text:span><text:span text:style-name="T2">&gt;</text:span></text:p>
      <text:p text:style-name="P7">    <text:span text:style-name="T9">Message </text:span><text:span text:style-name="T11">{{</text:span><text:span text:style-name="T9"> </text:span><text:span text:style-name="T6">$message</text:span><text:span text:style-name="T9"> </text:span><text:span text:style-name="T11">}}</text:span><text:span text:style-name="T9"> </text:span><text:span text:style-name="T2">&lt;</text:span><text:span text:style-name="T4">br</text:span><text:span text:style-name="T2">&gt;</text:span></text:p>
      <text:p text:style-name="P7">    <text:span text:style-name="T9">Marital Status: </text:span><text:span text:style-name="T11">{{</text:span><text:span text:style-name="T9"> </text:span><text:span text:style-name="T6">$marital_status</text:span><text:span text:style-name="T9"> </text:span><text:span text:style-name="T11">}}</text:span><text:span text:style-name="T9"> </text:span><text:span text:style-name="T2">&lt;</text:span><text:span text:style-name="T4">br</text:span><text:span text:style-name="T2">&gt;</text:span></text:p>
      <text:p text:style-name="P7">    <text:span text:style-name="T9">Favourite Colors:</text:span></text:p>
      <text:p text:style-name="P7">    <text:span text:style-name="T2">&lt;</text:span><text:span text:style-name="T4">ul</text:span><text:span text:style-name="T2">&gt;</text:span></text:p>
      <text:p text:style-name="P7">        <text:span text:style-name="T4">@foreach </text:span><text:span text:style-name="T9">(</text:span><text:span text:style-name="T6">$colors</text:span><text:span text:style-name="T9"> as </text:span><text:span text:style-name="T6">$color</text:span><text:span text:style-name="T9">)</text:span></text:p>
      <text:p text:style-name="P7">            <text:span text:style-name="T2">&lt;</text:span><text:span text:style-name="T4">li</text:span><text:span text:style-name="T2">&gt;</text:span><text:span text:style-name="T11">{{</text:span><text:span text:style-name="T9"> </text:span><text:span text:style-name="T6">$color</text:span><text:span text:style-name="T9"> </text:span><text:span text:style-name="T11">}}</text:span><text:span text:style-name="T2">&lt;/</text:span><text:span text:style-name="T4">li</text:span><text:span text:style-name="T2">&gt;</text:span></text:p>
      <text:p text:style-name="P7">        <text:span text:style-name="T4">@endforeach</text:span></text:p>
      <text:p text:style-name="P7">    <text:span text:style-name="T2">&lt;/</text:span><text:span text:style-name="T4">ul</text:span><text:span text:style-name="T2">&gt;</text:span></text:p>
      <text:p text:style-name="P7">    <text:span text:style-name="T9">Favourite Fruit: </text:span><text:span text:style-name="T11">{{</text:span><text:span text:style-name="T9"> </text:span><text:span text:style-name="T6">$fruit</text:span><text:span text:style-name="T9"> </text:span><text:span text:style-name="T11">}}</text:span></text:p>
      <text:p text:style-name="P2"><text:soft-page-break/><text:span text:style-name="T1">&lt;/</text:span><text:span text:style-name="T3">div</text:span><text:span text:style-name="T1">&gt;</text:span></text:p>
      <text:p text:style-name="P17"><text:s/></text:p>
      <text:p text:style-name="P17">dentro controller equivalente aggiungo le variabili che conterranno i dati</text:p>
      <text:p text:style-name="P17"/>
      <text:p text:style-name="P9">    <text:span text:style-name="T4">public</text:span><text:span text:style-name="T9"> </text:span><text:span text:style-name="T6">$name</text:span><text:span text:style-name="T9">;</text:span></text:p>
      <text:p text:style-name="P7">    <text:span text:style-name="T4">public</text:span><text:span text:style-name="T9"> </text:span><text:span text:style-name="T6">$message</text:span><text:span text:style-name="T9">;</text:span></text:p>
      <text:p text:style-name="P7">    <text:span text:style-name="T4">public</text:span><text:span text:style-name="T9"> </text:span><text:span text:style-name="T6">$marital_status</text:span><text:span text:style-name="T9">;</text:span></text:p>
      <text:p text:style-name="P7">    <text:span text:style-name="T4">public</text:span><text:span text:style-name="T9"> </text:span><text:span text:style-name="T6">$colors</text:span><text:span text:style-name="T9">=[];</text:span></text:p>
      <text:p text:style-name="P7">    <text:span text:style-name="T4">public</text:span><text:span text:style-name="T9"> </text:span><text:span text:style-name="T6">$fruit</text:span><text:span text:style-name="T9">;</text:span></text:p>
      <text:p text:style-name="P17"><text:s/></text:p>
      <text:p text:style-name="P19">Dentro action.php <text:s/>definisco variabili e metodi</text:p>
      <text:p text:style-name="P19"/>
      <text:p text:style-name="P21">    <text:span text:style-name="T4">public</text:span><text:span text:style-name="T9"> </text:span><text:span text:style-name="T4">function</text:span><text:span text:style-name="T9"> </text:span><text:span text:style-name="T11">addTwoNumbers</text:span><text:span text:style-name="T9">(</text:span><text:span text:style-name="T6">$num1</text:span><text:span text:style-name="T9">,</text:span><text:span text:style-name="T6">$num2</text:span><text:span text:style-name="T9">)</text:span></text:p>
      <text:p text:style-name="P7">    <text:span text:style-name="T9">{</text:span></text:p>
      <text:p text:style-name="P7">        <text:span text:style-name="T4">$this</text:span><text:span text:style-name="T9">-&gt;</text:span><text:span text:style-name="T6">sum</text:span><text:span text:style-name="T9"> = </text:span><text:span text:style-name="T6">$num1</text:span><text:span text:style-name="T9"> + </text:span><text:span text:style-name="T6">$num2</text:span><text:span text:style-name="T9">;</text:span></text:p>
      <text:p text:style-name="P7">    <text:span text:style-name="T9">}</text:span></text:p>
      <text:p text:style-name="P10"/>
      <text:p text:style-name="P7">    <text:span text:style-name="T14">// metodo display msg</text:span></text:p>
      <text:p text:style-name="P7">    <text:span text:style-name="T4">public</text:span><text:span text:style-name="T9"> </text:span><text:span text:style-name="T4">function</text:span><text:span text:style-name="T9"> </text:span><text:span text:style-name="T11">DisplayMessage</text:span><text:span text:style-name="T9">(</text:span><text:span text:style-name="T6">$msg</text:span><text:span text:style-name="T9">)</text:span></text:p>
      <text:p text:style-name="P7">    <text:span text:style-name="T9">{</text:span></text:p>
      <text:p text:style-name="P7">        <text:span text:style-name="T4">$this</text:span><text:span text:style-name="T9">-&gt;</text:span><text:span text:style-name="T6">message</text:span><text:span text:style-name="T9"> = </text:span><text:span text:style-name="T6">$msg</text:span><text:span text:style-name="T9">;</text:span></text:p>
      <text:p text:style-name="P7">    <text:span text:style-name="T9">}</text:span></text:p>
      <text:p text:style-name="P10"/>
      <text:p text:style-name="P7">    <text:span text:style-name="T14">// metdo somma da input</text:span></text:p>
      <text:p text:style-name="P7">    <text:span text:style-name="T4">public</text:span><text:span text:style-name="T9"> </text:span><text:span text:style-name="T4">function</text:span><text:span text:style-name="T9"> </text:span><text:span text:style-name="T11">getSum</text:span><text:span text:style-name="T9">()</text:span></text:p>
      <text:p text:style-name="P7">    <text:span text:style-name="T9">{</text:span></text:p>
      <text:p text:style-name="P7">        <text:span text:style-name="T4">$this</text:span><text:span text:style-name="T9">-&gt;</text:span><text:span text:style-name="T6">sum</text:span><text:span text:style-name="T9"> = </text:span><text:span text:style-name="T4">$this</text:span><text:span text:style-name="T9">-&gt;</text:span><text:span text:style-name="T6">num1</text:span><text:span text:style-name="T9"> + </text:span><text:span text:style-name="T4">$this</text:span><text:span text:style-name="T9">-&gt;</text:span><text:span text:style-name="T6">num2</text:span><text:span text:style-name="T9">;</text:span></text:p>
      <text:p text:style-name="P7">    <text:span text:style-name="T9">}</text:span></text:p>
      <text:p text:style-name="P19"/>
      <text:p text:style-name="P19">dentro action .blade prendo dati da input</text:p>
      <text:p text:style-name="P19"/>
      <text:p text:style-name="P23"><text:span text:style-name="T1">&lt;</text:span><text:span text:style-name="T3">div</text:span><text:span text:style-name="T1">&gt;</text:span></text:p>
      <text:p text:style-name="P7">    <text:span text:style-name="T2">&lt;</text:span><text:span text:style-name="T4">button</text:span><text:span text:style-name="T9"> </text:span><text:span text:style-name="T6">type</text:span><text:span text:style-name="T9">=</text:span><text:span text:style-name="T8">"button"</text:span><text:span text:style-name="T9"> </text:span><text:span text:style-name="T6">wire:click</text:span><text:span text:style-name="T9">=</text:span><text:span text:style-name="T8">"addTwoNumbers(32,55)"</text:span><text:span text:style-name="T2">&gt;</text:span><text:span text:style-name="T9">Sum</text:span><text:span text:style-name="T2">&lt;/</text:span><text:span text:style-name="T4">button</text:span><text:span text:style-name="T2">&gt;</text:span><text:span text:style-name="T9"> </text:span><text:span text:style-name="T2">&lt;</text:span><text:span text:style-name="T4">br</text:span><text:span text:style-name="T2">&gt;</text:span></text:p>
      <text:p text:style-name="P10"/>
      <text:p text:style-name="P7">    <text:span text:style-name="T2">&lt;</text:span><text:span text:style-name="T4">textarea</text:span><text:span text:style-name="T9"> </text:span><text:span text:style-name="T6">wire:keydown.enter</text:span><text:span text:style-name="T9">=</text:span><text:span text:style-name="T8">"DisplayMessage($event.target.value)"</text:span><text:span text:style-name="T2">&gt;&lt;/</text:span><text:span text:style-name="T4">textarea</text:span><text:span text:style-name="T2">&gt;</text:span><text:span text:style-name="T9"> </text:span><text:span text:style-name="T2">&lt;</text:span><text:span text:style-name="T4">br</text:span><text:span text:style-name="T2">&gt;</text:span></text:p>
      <text:p text:style-name="P10"/>
      <text:p text:style-name="P7">    <text:span text:style-name="T2">&lt;</text:span><text:span text:style-name="T4">form</text:span><text:span text:style-name="T9"> </text:span><text:span text:style-name="T6">wire:submit.prevent</text:span><text:span text:style-name="T9">=</text:span><text:span text:style-name="T8">"getSum"</text:span><text:span text:style-name="T2">&gt;</text:span></text:p>
      <text:p text:style-name="P7">        <text:span text:style-name="T9">Enter Num 1:</text:span><text:span text:style-name="T2">&lt;</text:span><text:span text:style-name="T4">input</text:span><text:span text:style-name="T9"> </text:span><text:span text:style-name="T6">wire:model</text:span><text:span text:style-name="T9">=</text:span><text:span text:style-name="T8">"num1"</text:span><text:span text:style-name="T9"> </text:span><text:span text:style-name="T6">name</text:span><text:span text:style-name="T9">=</text:span><text:span text:style-name="T8">"num1"</text:span><text:span text:style-name="T9"> </text:span><text:span text:style-name="T6">type</text:span><text:span text:style-name="T9">=</text:span><text:span text:style-name="T8">"text"</text:span><text:span text:style-name="T2">&gt;</text:span></text:p>
      <text:p text:style-name="P7">        <text:span text:style-name="T9">Enter Num 2:</text:span><text:span text:style-name="T2">&lt;</text:span><text:span text:style-name="T4">input</text:span><text:span text:style-name="T9"> </text:span><text:span text:style-name="T6">wire:model</text:span><text:span text:style-name="T9">=</text:span><text:span text:style-name="T8">"num2"</text:span><text:span text:style-name="T9"> </text:span><text:span text:style-name="T6">name</text:span><text:span text:style-name="T9">=</text:span><text:span text:style-name="T8">"num2"</text:span><text:span text:style-name="T9"> </text:span><text:span text:style-name="T6">type</text:span><text:span text:style-name="T9">=</text:span><text:span text:style-name="T8">"text"</text:span><text:span text:style-name="T2">&gt;</text:span></text:p>
      <text:p text:style-name="P7">        <text:span text:style-name="T2">&lt;</text:span><text:span text:style-name="T4">button</text:span><text:span text:style-name="T9"> </text:span><text:span text:style-name="T6">type</text:span><text:span text:style-name="T9">=</text:span><text:span text:style-name="T8">"submit"</text:span><text:span text:style-name="T2">&gt;</text:span><text:span text:style-name="T9">Submit</text:span><text:span text:style-name="T2">&lt;/</text:span><text:span text:style-name="T4">button</text:span><text:span text:style-name="T2">&gt;</text:span></text:p>
      <text:p text:style-name="P7">    <text:span text:style-name="T2">&lt;/</text:span><text:span text:style-name="T4">form</text:span><text:span text:style-name="T2">&gt;</text:span></text:p>
      <text:p text:style-name="P10"/>
      <text:p text:style-name="P7">    <text:span text:style-name="T9">Sum:</text:span><text:span text:style-name="T11">{{</text:span><text:span text:style-name="T9"> </text:span><text:span text:style-name="T6">$sum</text:span><text:span text:style-name="T9"> </text:span><text:span text:style-name="T11">}}</text:span><text:span text:style-name="T9"> </text:span><text:span text:style-name="T2">&lt;</text:span><text:span text:style-name="T4">br</text:span><text:span text:style-name="T2">&gt;</text:span></text:p>
      <text:p text:style-name="P10"/>
      <text:p text:style-name="P7">    <text:span text:style-name="T9">Message: </text:span><text:span text:style-name="T11">{{</text:span><text:span text:style-name="T9"> </text:span><text:span text:style-name="T6">$message</text:span><text:span text:style-name="T9"> </text:span><text:span text:style-name="T11">}}</text:span></text:p>
      <text:p text:style-name="P2"><text:span text:style-name="T1">&lt;/</text:span><text:span text:style-name="T3">div</text:span><text:span text:style-name="T1">&gt;</text:span></text:p>
      <text:p text:style-name="P19"/>
      <text:p text:style-name="P25">dentro web.php creo rotta e importo action.php</text:p>
      <text:p text:style-name="P25"/>
      <text:p text:style-name="P25"/>
      <text:p text:style-name="P26"><text:soft-page-break/>dentro product.php e rispettiva blade ci sono i vari hookslifecicle di livewire che si mostrano su schermo in base alla fase vitale in cui vengono usati</text:p>
      <text:p text:style-name="P26"/>
      <text:p text:style-name="P27">dentro contact.blade.php e contact.php trovo come prendere dati da form e inviargli in questo caso con dd</text:p>
      <text:p text:style-name="P27"/>
      <text:p text:style-name="P28">primo video db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it" fo:country="IT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it" fo:country="IT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6-08T18:05:37.154000000</dc:date>
    <meta:editing-duration>PT4H33M48S</meta:editing-duration>
    <meta:editing-cycles>15</meta:editing-cycles>
    <meta:generator>LibreOffice/7.1.3.2$Windows_X86_64 LibreOffice_project/47f78053abe362b9384784d31a6e56f8511eb1c1</meta:generator>
    <meta:document-statistic meta:table-count="0" meta:image-count="0" meta:object-count="0" meta:page-count="4" meta:paragraph-count="112" meta:word-count="440" meta:character-count="4043" meta:non-whitespace-character-count="3367"/>
  </office:meta>
</office:document-meta>
</file>